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4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table:number-columns-repeated="6"/>
          <table:table-cell office:value-type="string" calcext:value-type="string">
            <text:p>LS 2 min</text:p>
          </table:table-cell>
          <table:table-cell office:value-type="string" calcext:value-type="string">
            <text:p>GAP (abs)</text:p>
          </table:table-cell>
          <table:table-cell office:value-type="string" calcext:value-type="string">
            <text:p>GAP (rel)</text:p>
          </table:table-cell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a05100</text:p>
          </table:table-cell>
          <table:table-cell/>
          <table:table-cell table:number-columns-repeated="3" office:value-type="float" office:value="1698" calcext:value-type="float">
            <text:p>1698</text:p>
          </table:table-cell>
          <table:table-cell table:formula="of:=[.E3]-[.C3]" office:value-type="float" office:value="0" calcext:value-type="float">
            <text:p>0</text:p>
          </table:table-cell>
          <table:table-cell table:number-columns-repeated="2"/>
          <table:table-cell office:value-type="float" office:value="1698" calcext:value-type="float">
            <text:p>1698</text:p>
          </table:table-cell>
          <table:table-cell table:formula="of:=[.I3]-[.$C3]" office:value-type="float" office:value="0" calcext:value-type="float">
            <text:p>0</text:p>
          </table:table-cell>
          <table:table-cell table:style-name="ce1" table:formula="of:=([.I3]-[.$C3])/[.$C3]*100" office:value-type="float" office:value="0" calcext:value-type="float">
            <text:p>0.00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.M3]-[.$C3]" office:value-type="float" office:value="0" calcext:value-type="float">
            <text:p>0</text:p>
          </table:table-cell>
          <table:table-cell table:formula="of:=([.M3]-[.$C3])/[.$C3]*100" office:value-type="float" office:value="0" calcext:value-type="float">
            <text:p>0.00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10100</text:p>
          </table:table-cell>
          <table:table-cell/>
          <table:table-cell table:number-columns-repeated="3" office:value-type="float" office:value="1360" calcext:value-type="float">
            <text:p>1360</text:p>
          </table:table-cell>
          <table:table-cell table:formula="of:=[.E4]-[.C4]" office:value-type="float" office:value="0" calcext:value-type="float">
            <text:p>0</text:p>
          </table:table-cell>
          <table:table-cell table:number-columns-repeated="2"/>
          <table:table-cell office:value-type="float" office:value="1360" calcext:value-type="float">
            <text:p>1360</text:p>
          </table:table-cell>
          <table:table-cell table:formula="of:=[.I4]-[.$C4]" office:value-type="float" office:value="0" calcext:value-type="float">
            <text:p>0</text:p>
          </table:table-cell>
          <table:table-cell table:style-name="ce1" table:formula="of:=([.I4]-[.$C4])/[.$C4]*100" office:value-type="float" office:value="0" calcext:value-type="float">
            <text:p>0.00</text:p>
          </table:table-cell>
          <table:table-cell/>
          <table:table-cell office:value-type="float" office:value="1360" calcext:value-type="float">
            <text:p>1360</text:p>
          </table:table-cell>
          <table:table-cell table:formula="of:=[.M4]-[.$C4]" office:value-type="float" office:value="0" calcext:value-type="float">
            <text:p>0</text:p>
          </table:table-cell>
          <table:table-cell table:formula="of:=([.M4]-[.$C4])/[.$C4]*100" office:value-type="float" office:value="0" calcext:value-type="float">
            <text:p>0.00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20100</text:p>
          </table:table-cell>
          <table:table-cell/>
          <table:table-cell table:number-columns-repeated="3" office:value-type="float" office:value="1158" calcext:value-type="float">
            <text:p>1158</text:p>
          </table:table-cell>
          <table:table-cell table:formula="of:=[.E5]-[.C5]" office:value-type="float" office:value="0" calcext:value-type="float">
            <text:p>0</text:p>
          </table:table-cell>
          <table:table-cell table:number-columns-repeated="2"/>
          <table:table-cell office:value-type="float" office:value="1158" calcext:value-type="float">
            <text:p>1158</text:p>
          </table:table-cell>
          <table:table-cell table:formula="of:=[.I5]-[.$C5]" office:value-type="float" office:value="0" calcext:value-type="float">
            <text:p>0</text:p>
          </table:table-cell>
          <table:table-cell table:style-name="ce1" table:formula="of:=([.I5]-[.$C5])/[.$C5]*100" office:value-type="float" office:value="0" calcext:value-type="float">
            <text:p>0.00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.M5]-[.$C5]" office:value-type="float" office:value="0" calcext:value-type="float">
            <text:p>0</text:p>
          </table:table-cell>
          <table:table-cell table:formula="of:=([.M5]-[.$C5])/[.$C5]*100" office:value-type="float" office:value="0" calcext:value-type="float">
            <text:p>0.00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05200</text:p>
          </table:table-cell>
          <table:table-cell/>
          <table:table-cell table:number-columns-repeated="3" office:value-type="float" office:value="3235" calcext:value-type="float">
            <text:p>3235</text:p>
          </table:table-cell>
          <table:table-cell table:formula="of:=[.E6]-[.C6]" office:value-type="float" office:value="0" calcext:value-type="float">
            <text:p>0</text:p>
          </table:table-cell>
          <table:table-cell table:number-columns-repeated="2"/>
          <table:table-cell office:value-type="float" office:value="3235" calcext:value-type="float">
            <text:p>3235</text:p>
          </table:table-cell>
          <table:table-cell table:formula="of:=[.I6]-[.$C6]" office:value-type="float" office:value="0" calcext:value-type="float">
            <text:p>0</text:p>
          </table:table-cell>
          <table:table-cell table:style-name="ce1" table:formula="of:=([.I6]-[.$C6])/[.$C6]*100" office:value-type="float" office:value="0" calcext:value-type="float">
            <text:p>0.00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.M6]-[.$C6]" office:value-type="float" office:value="0" calcext:value-type="float">
            <text:p>0</text:p>
          </table:table-cell>
          <table:table-cell table:formula="of:=([.M6]-[.$C6])/[.$C6]*100" office:value-type="float" office:value="0" calcext:value-type="float">
            <text:p>0.00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10200</text:p>
          </table:table-cell>
          <table:table-cell/>
          <table:table-cell table:number-columns-repeated="3" office:value-type="float" office:value="2623" calcext:value-type="float">
            <text:p>2623</text:p>
          </table:table-cell>
          <table:table-cell table:formula="of:=[.E7]-[.C7]" office:value-type="float" office:value="0" calcext:value-type="float">
            <text:p>0</text:p>
          </table:table-cell>
          <table:table-cell table:number-columns-repeated="2"/>
          <table:table-cell office:value-type="float" office:value="2624" calcext:value-type="float">
            <text:p>2624</text:p>
          </table:table-cell>
          <table:table-cell table:formula="of:=[.I7]-[.$C7]" office:value-type="float" office:value="1" calcext:value-type="float">
            <text:p>1</text:p>
          </table:table-cell>
          <table:table-cell table:style-name="ce1" table:formula="of:=([.I7]-[.$C7])/[.$C7]*100" office:value-type="float" office:value="0.0381242851696531" calcext:value-type="float">
            <text:p>0.04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.M7]-[.$C7]" office:value-type="float" office:value="0" calcext:value-type="float">
            <text:p>0</text:p>
          </table:table-cell>
          <table:table-cell table:formula="of:=([.M7]-[.$C7])/[.$C7]*100" office:value-type="float" office:value="0" calcext:value-type="float">
            <text:p>0.00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8]-[.C8]" office:value-type="float" office:value="0" calcext:value-type="float">
            <text:p>0</text:p>
          </table:table-cell>
          <table:table-cell table:number-columns-repeated="2"/>
          <table:table-cell office:value-type="float" office:value="2339" calcext:value-type="float">
            <text:p>2339</text:p>
          </table:table-cell>
          <table:table-cell table:formula="of:=[.I8]-[.$C8]" office:value-type="float" office:value="0" calcext:value-type="float">
            <text:p>0</text:p>
          </table:table-cell>
          <table:table-cell table:style-name="ce1" table:formula="of:=([.I8]-[.$C8])/[.$C8]*100" office:value-type="float" office:value="0" calcext:value-type="float">
            <text:p>0.00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M8]-[.$C8]" office:value-type="float" office:value="0" calcext:value-type="float">
            <text:p>0</text:p>
          </table:table-cell>
          <table:table-cell table:formula="of:=([.M8]-[.$C8])/[.$C8]*100" office:value-type="float" office:value="0" calcext:value-type="float">
            <text:p>0.00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05100</text:p>
          </table:table-cell>
          <table:table-cell/>
          <table:table-cell table:number-columns-repeated="3" office:value-type="float" office:value="1843" calcext:value-type="float">
            <text:p>1843</text:p>
          </table:table-cell>
          <table:table-cell table:formula="of:=[.E9]-[.C9]" office:value-type="float" office:value="0" calcext:value-type="float">
            <text:p>0</text:p>
          </table:table-cell>
          <table:table-cell table:number-columns-repeated="2"/>
          <table:table-cell office:value-type="float" office:value="1862" calcext:value-type="float">
            <text:p>1862</text:p>
          </table:table-cell>
          <table:table-cell table:formula="of:=[.I9]-[.$C9]" office:value-type="float" office:value="19" calcext:value-type="float">
            <text:p>19</text:p>
          </table:table-cell>
          <table:table-cell table:style-name="ce1" table:formula="of:=([.I9]-[.$C9])/[.$C9]*100" office:value-type="float" office:value="1.03092783505155" calcext:value-type="float">
            <text:p>1.03</text:p>
          </table:table-cell>
          <table:table-cell/>
          <table:table-cell office:value-type="float" office:value="1843" calcext:value-type="float">
            <text:p>1843</text:p>
          </table:table-cell>
          <table:table-cell table:formula="of:=[.M9]-[.$C9]" office:value-type="float" office:value="0" calcext:value-type="float">
            <text:p>0</text:p>
          </table:table-cell>
          <table:table-cell table:formula="of:=([.M9]-[.$C9])/[.$C9]*100" office:value-type="float" office:value="0" calcext:value-type="float">
            <text:p>0.00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10100</text:p>
          </table:table-cell>
          <table:table-cell/>
          <table:table-cell table:number-columns-repeated="3" office:value-type="float" office:value="1407" calcext:value-type="float">
            <text:p>1407</text:p>
          </table:table-cell>
          <table:table-cell table:formula="of:=[.E10]-[.C10]" office:value-type="float" office:value="0" calcext:value-type="float">
            <text:p>0</text:p>
          </table:table-cell>
          <table:table-cell table:number-columns-repeated="2"/>
          <table:table-cell office:value-type="float" office:value="1412" calcext:value-type="float">
            <text:p>1412</text:p>
          </table:table-cell>
          <table:table-cell table:formula="of:=[.I10]-[.$C10]" office:value-type="float" office:value="5" calcext:value-type="float">
            <text:p>5</text:p>
          </table:table-cell>
          <table:table-cell table:style-name="ce1" table:formula="of:=([.I10]-[.$C10])/[.$C10]*100" office:value-type="float" office:value="0.355366027007818" calcext:value-type="float">
            <text:p>0.36</text:p>
          </table:table-cell>
          <table:table-cell/>
          <table:table-cell office:value-type="float" office:value="1407" calcext:value-type="float">
            <text:p>1407</text:p>
          </table:table-cell>
          <table:table-cell table:formula="of:=[.M10]-[.$C10]" office:value-type="float" office:value="0" calcext:value-type="float">
            <text:p>0</text:p>
          </table:table-cell>
          <table:table-cell table:formula="of:=([.M10]-[.$C10])/[.$C10]*100" office:value-type="float" office:value="0" calcext:value-type="float">
            <text:p>0.00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20100</text:p>
          </table:table-cell>
          <table:table-cell/>
          <table:table-cell table:number-columns-repeated="3" office:value-type="float" office:value="1166" calcext:value-type="float">
            <text:p>1166</text:p>
          </table:table-cell>
          <table:table-cell table:formula="of:=[.E11]-[.C11]" office:value-type="float" office:value="0" calcext:value-type="float">
            <text:p>0</text:p>
          </table:table-cell>
          <table:table-cell table:number-columns-repeated="2"/>
          <table:table-cell office:value-type="float" office:value="1176" calcext:value-type="float">
            <text:p>1176</text:p>
          </table:table-cell>
          <table:table-cell table:formula="of:=[.I11]-[.$C11]" office:value-type="float" office:value="10" calcext:value-type="float">
            <text:p>10</text:p>
          </table:table-cell>
          <table:table-cell table:style-name="ce1" table:formula="of:=([.I11]-[.$C11])/[.$C11]*100" office:value-type="float" office:value="0.857632933104631" calcext:value-type="float">
            <text:p>0.86</text:p>
          </table:table-cell>
          <table:table-cell/>
          <table:table-cell office:value-type="float" office:value="1167" calcext:value-type="float">
            <text:p>1167</text:p>
          </table:table-cell>
          <table:table-cell table:formula="of:=[.M11]-[.$C11]" office:value-type="float" office:value="1" calcext:value-type="float">
            <text:p>1</text:p>
          </table:table-cell>
          <table:table-cell table:formula="of:=([.M11]-[.$C11])/[.$C11]*100" office:value-type="float" office:value="0.0857632933104631" calcext:value-type="float">
            <text:p>0.09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05200</text:p>
          </table:table-cell>
          <table:table-cell/>
          <table:table-cell table:number-columns-repeated="3" office:value-type="float" office:value="3552" calcext:value-type="float">
            <text:p>3552</text:p>
          </table:table-cell>
          <table:table-cell table:formula="of:=[.E12]-[.C12]" office:value-type="float" office:value="0" calcext:value-type="float">
            <text:p>0</text:p>
          </table:table-cell>
          <table:table-cell table:number-columns-repeated="2"/>
          <table:table-cell office:value-type="float" office:value="3566" calcext:value-type="float">
            <text:p>3566</text:p>
          </table:table-cell>
          <table:table-cell table:formula="of:=[.I12]-[.$C12]" office:value-type="float" office:value="14" calcext:value-type="float">
            <text:p>14</text:p>
          </table:table-cell>
          <table:table-cell table:style-name="ce1" table:formula="of:=([.I12]-[.$C12])/[.$C12]*100" office:value-type="float" office:value="0.394144144144144" calcext:value-type="float">
            <text:p>0.39</text:p>
          </table:table-cell>
          <table:table-cell/>
          <table:table-cell office:value-type="float" office:value="3552" calcext:value-type="float">
            <text:p>3552</text:p>
          </table:table-cell>
          <table:table-cell table:formula="of:=[.M12]-[.$C12]" office:value-type="float" office:value="0" calcext:value-type="float">
            <text:p>0</text:p>
          </table:table-cell>
          <table:table-cell table:formula="of:=([.M12]-[.$C12])/[.$C12]*100" office:value-type="float" office:value="0" calcext:value-type="float">
            <text:p>0.00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10200</text:p>
          </table:table-cell>
          <table:table-cell/>
          <table:table-cell table:number-columns-repeated="3" office:value-type="float" office:value="2827" calcext:value-type="float">
            <text:p>2827</text:p>
          </table:table-cell>
          <table:table-cell table:formula="of:=[.E13]-[.C13]" office:value-type="float" office:value="0" calcext:value-type="float">
            <text:p>0</text:p>
          </table:table-cell>
          <table:table-cell table:number-columns-repeated="2"/>
          <table:table-cell office:value-type="float" office:value="2839" calcext:value-type="float">
            <text:p>2839</text:p>
          </table:table-cell>
          <table:table-cell table:formula="of:=[.I13]-[.$C13]" office:value-type="float" office:value="12" calcext:value-type="float">
            <text:p>12</text:p>
          </table:table-cell>
          <table:table-cell table:style-name="ce1" table:formula="of:=([.I13]-[.$C13])/[.$C13]*100" office:value-type="float" office:value="0.424478245489919" calcext:value-type="float">
            <text:p>0.42</text:p>
          </table:table-cell>
          <table:table-cell/>
          <table:table-cell office:value-type="float" office:value="2828" calcext:value-type="float">
            <text:p>2828</text:p>
          </table:table-cell>
          <table:table-cell table:formula="of:=[.M13]-[.$C13]" office:value-type="float" office:value="1" calcext:value-type="float">
            <text:p>1</text:p>
          </table:table-cell>
          <table:table-cell table:formula="of:=([.M13]-[.$C13])/[.$C13]*100" office:value-type="float" office:value="0.0353731871241599" calcext:value-type="float">
            <text:p>0.04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14]-[.C14]" office:value-type="float" office:value="0" calcext:value-type="float">
            <text:p>0</text:p>
          </table:table-cell>
          <table:table-cell table:number-columns-repeated="2"/>
          <table:table-cell office:value-type="float" office:value="2348" calcext:value-type="float">
            <text:p>2348</text:p>
          </table:table-cell>
          <table:table-cell table:formula="of:=[.I14]-[.$C14]" office:value-type="float" office:value="9" calcext:value-type="float">
            <text:p>9</text:p>
          </table:table-cell>
          <table:table-cell table:style-name="ce1" table:formula="of:=([.I14]-[.$C14])/[.$C14]*100" office:value-type="float" office:value="0.384779820436084" calcext:value-type="float">
            <text:p>0.38</text:p>
          </table:table-cell>
          <table:table-cell/>
          <table:table-cell office:value-type="float" office:value="2340" calcext:value-type="float">
            <text:p>2340</text:p>
          </table:table-cell>
          <table:table-cell table:formula="of:=[.M14]-[.$C14]" office:value-type="float" office:value="1" calcext:value-type="float">
            <text:p>1</text:p>
          </table:table-cell>
          <table:table-cell table:formula="of:=([.M14]-[.$C14])/[.$C14]*100" office:value-type="float" office:value="0.0427533133817871" calcext:value-type="float">
            <text:p>0.04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05100</text:p>
          </table:table-cell>
          <table:table-cell/>
          <table:table-cell table:number-columns-repeated="3" office:value-type="float" office:value="1930" calcext:value-type="float">
            <text:p>1930</text:p>
          </table:table-cell>
          <table:table-cell table:formula="of:=[.E15]-[.C15]" office:value-type="float" office:value="0" calcext:value-type="float">
            <text:p>0</text:p>
          </table:table-cell>
          <table:table-cell table:number-columns-repeated="2"/>
          <table:table-cell office:value-type="float" office:value="1949" calcext:value-type="float">
            <text:p>1949</text:p>
          </table:table-cell>
          <table:table-cell table:formula="of:=[.I15]-[.$C15]" office:value-type="float" office:value="19" calcext:value-type="float">
            <text:p>19</text:p>
          </table:table-cell>
          <table:table-cell table:style-name="ce1" table:formula="of:=([.I15]-[.$C15])/[.$C15]*100" office:value-type="float" office:value="0.984455958549223" calcext:value-type="float">
            <text:p>0.98</text:p>
          </table:table-cell>
          <table:table-cell/>
          <table:table-cell office:value-type="float" office:value="1931" calcext:value-type="float">
            <text:p>1931</text:p>
          </table:table-cell>
          <table:table-cell table:formula="of:=[.M15]-[.$C15]" office:value-type="float" office:value="1" calcext:value-type="float">
            <text:p>1</text:p>
          </table:table-cell>
          <table:table-cell table:formula="of:=([.M15]-[.$C15])/[.$C15]*100" office:value-type="float" office:value="0.0518134715025907" calcext:value-type="float">
            <text:p>0.05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10100</text:p>
          </table:table-cell>
          <table:table-cell/>
          <table:table-cell table:number-columns-repeated="3" office:value-type="float" office:value="1400" calcext:value-type="float">
            <text:p>1400</text:p>
          </table:table-cell>
          <table:table-cell table:formula="of:=[.E16]-[.C16]" office:value-type="float" office:value="0" calcext:value-type="float">
            <text:p>0</text:p>
          </table:table-cell>
          <table:table-cell table:number-columns-repeated="2"/>
          <table:table-cell office:value-type="float" office:value="1431" calcext:value-type="float">
            <text:p>1431</text:p>
          </table:table-cell>
          <table:table-cell table:formula="of:=[.I16]-[.$C16]" office:value-type="float" office:value="31" calcext:value-type="float">
            <text:p>31</text:p>
          </table:table-cell>
          <table:table-cell table:style-name="ce1" table:formula="of:=([.I16]-[.$C16])/[.$C16]*100" office:value-type="float" office:value="2.21428571428571" calcext:value-type="float">
            <text:p>2.21</text:p>
          </table:table-cell>
          <table:table-cell/>
          <table:table-cell office:value-type="float" office:value="1402" calcext:value-type="float">
            <text:p>1402</text:p>
          </table:table-cell>
          <table:table-cell table:formula="of:=[.M16]-[.$C16]" office:value-type="float" office:value="2" calcext:value-type="float">
            <text:p>2</text:p>
          </table:table-cell>
          <table:table-cell table:formula="of:=([.M16]-[.$C16])/[.$C16]*100" office:value-type="float" office:value="0.142857142857143" calcext:value-type="float">
            <text:p>0.14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20100</text:p>
          </table:table-cell>
          <table:table-cell/>
          <table:table-cell table:number-columns-repeated="3" office:value-type="float" office:value="1243" calcext:value-type="float">
            <text:p>1243</text:p>
          </table:table-cell>
          <table:table-cell table:formula="of:=[.E17]-[.C17]" office:value-type="float" office:value="0" calcext:value-type="float">
            <text:p>0</text:p>
          </table:table-cell>
          <table:table-cell table:number-columns-repeated="2"/>
          <table:table-cell office:value-type="float" office:value="1263" calcext:value-type="float">
            <text:p>1263</text:p>
          </table:table-cell>
          <table:table-cell table:formula="of:=[.I17]-[.$C17]" office:value-type="float" office:value="20" calcext:value-type="float">
            <text:p>20</text:p>
          </table:table-cell>
          <table:table-cell table:style-name="ce1" table:formula="of:=([.I17]-[.$C17])/[.$C17]*100" office:value-type="float" office:value="1.60901045856798" calcext:value-type="float">
            <text:p>1.61</text:p>
          </table:table-cell>
          <table:table-cell/>
          <table:table-cell office:value-type="float" office:value="1247" calcext:value-type="float">
            <text:p>1247</text:p>
          </table:table-cell>
          <table:table-cell table:formula="of:=[.M17]-[.$C17]" office:value-type="float" office:value="4" calcext:value-type="float">
            <text:p>4</text:p>
          </table:table-cell>
          <table:table-cell table:formula="of:=([.M17]-[.$C17])/[.$C17]*100" office:value-type="float" office:value="0.321802091713596" calcext:value-type="float">
            <text:p>0.32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05200</text:p>
          </table:table-cell>
          <table:table-cell/>
          <table:table-cell table:number-columns-repeated="3" office:value-type="float" office:value="3455" calcext:value-type="float">
            <text:p>3455</text:p>
          </table:table-cell>
          <table:table-cell table:formula="of:=[.E18]-[.C18]" office:value-type="float" office:value="0" calcext:value-type="float">
            <text:p>0</text:p>
          </table:table-cell>
          <table:table-cell table:number-columns-repeated="2"/>
          <table:table-cell office:value-type="float" office:value="3467" calcext:value-type="float">
            <text:p>3467</text:p>
          </table:table-cell>
          <table:table-cell table:formula="of:=[.I18]-[.$C18]" office:value-type="float" office:value="12" calcext:value-type="float">
            <text:p>12</text:p>
          </table:table-cell>
          <table:table-cell table:style-name="ce1" table:formula="of:=([.I18]-[.$C18])/[.$C18]*100" office:value-type="float" office:value="0.347322720694645" calcext:value-type="float">
            <text:p>0.35</text:p>
          </table:table-cell>
          <table:table-cell/>
          <table:table-cell office:value-type="float" office:value="3456" calcext:value-type="float">
            <text:p>3456</text:p>
          </table:table-cell>
          <table:table-cell table:formula="of:=[.M18]-[.$C18]" office:value-type="float" office:value="1" calcext:value-type="float">
            <text:p>1</text:p>
          </table:table-cell>
          <table:table-cell table:formula="of:=([.M18]-[.$C18])/[.$C18]*100" office:value-type="float" office:value="0.0289435600578871" calcext:value-type="float">
            <text:p>0.03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10200</text:p>
          </table:table-cell>
          <table:table-cell/>
          <table:table-cell table:number-columns-repeated="3" office:value-type="float" office:value="2804" calcext:value-type="float">
            <text:p>2804</text:p>
          </table:table-cell>
          <table:table-cell table:formula="of:=[.E19]-[.C19]" office:value-type="float" office:value="0" calcext:value-type="float">
            <text:p>0</text:p>
          </table:table-cell>
          <table:table-cell table:number-columns-repeated="2"/>
          <table:table-cell office:value-type="float" office:value="2818" calcext:value-type="float">
            <text:p>2818</text:p>
          </table:table-cell>
          <table:table-cell table:formula="of:=[.I19]-[.$C19]" office:value-type="float" office:value="14" calcext:value-type="float">
            <text:p>14</text:p>
          </table:table-cell>
          <table:table-cell table:style-name="ce1" table:formula="of:=([.I19]-[.$C19])/[.$C19]*100" office:value-type="float" office:value="0.499286733238231" calcext:value-type="float">
            <text:p>0.50</text:p>
          </table:table-cell>
          <table:table-cell/>
          <table:table-cell office:value-type="float" office:value="2807" calcext:value-type="float">
            <text:p>2807</text:p>
          </table:table-cell>
          <table:table-cell table:formula="of:=[.M19]-[.$C19]" office:value-type="float" office:value="3" calcext:value-type="float">
            <text:p>3</text:p>
          </table:table-cell>
          <table:table-cell table:formula="of:=([.M19]-[.$C19])/[.$C19]*100" office:value-type="float" office:value="0.106990014265335" calcext:value-type="float">
            <text:p>0.11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20200</text:p>
          </table:table-cell>
          <table:table-cell/>
          <table:table-cell table:number-columns-repeated="3" office:value-type="float" office:value="2391" calcext:value-type="float">
            <text:p>2391</text:p>
          </table:table-cell>
          <table:table-cell table:formula="of:=[.E20]-[.C20]" office:value-type="float" office:value="0" calcext:value-type="float">
            <text:p>0</text:p>
          </table:table-cell>
          <table:table-cell table:number-columns-repeated="2"/>
          <table:table-cell office:value-type="float" office:value="2416" calcext:value-type="float">
            <text:p>2416</text:p>
          </table:table-cell>
          <table:table-cell table:formula="of:=[.I20]-[.$C20]" office:value-type="float" office:value="25" calcext:value-type="float">
            <text:p>25</text:p>
          </table:table-cell>
          <table:table-cell table:style-name="ce1" table:formula="of:=([.I20]-[.$C20])/[.$C20]*100" office:value-type="float" office:value="1.04558762024258" calcext:value-type="float">
            <text:p>1.05</text:p>
          </table:table-cell>
          <table:table-cell/>
          <table:table-cell office:value-type="float" office:value="2395" calcext:value-type="float">
            <text:p>2395</text:p>
          </table:table-cell>
          <table:table-cell table:formula="of:=[.M20]-[.$C20]" office:value-type="float" office:value="4" calcext:value-type="float">
            <text:p>4</text:p>
          </table:table-cell>
          <table:table-cell table:formula="of:=([.M20]-[.$C20])/[.$C20]*100" office:value-type="float" office:value="0.167294019238812" calcext:value-type="float">
            <text:p>0.17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10400</text:p>
          </table:table-cell>
          <table:table-cell/>
          <table:table-cell table:number-columns-repeated="3" office:value-type="float" office:value="5596" calcext:value-type="float">
            <text:p>5596</text:p>
          </table:table-cell>
          <table:table-cell table:formula="of:=[.E21]-[.C21]" office:value-type="float" office:value="0" calcext:value-type="float">
            <text:p>0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table:formula="of:=[.I21]-[.$C21]" office:value-type="float" office:value="20" calcext:value-type="float">
            <text:p>20</text:p>
          </table:table-cell>
          <table:table-cell table:style-name="ce1" table:formula="of:=([.I21]-[.$C21])/[.$C21]*100" office:value-type="float" office:value="0.357398141529664" calcext:value-type="float">
            <text:p>0.36</text:p>
          </table:table-cell>
          <table:table-cell/>
          <table:table-cell office:value-type="float" office:value="5604" calcext:value-type="float">
            <text:p>5604</text:p>
          </table:table-cell>
          <table:table-cell table:formula="of:=[.M21]-[.$C21]" office:value-type="float" office:value="8" calcext:value-type="float">
            <text:p>8</text:p>
          </table:table-cell>
          <table:table-cell table:formula="of:=([.M21]-[.$C21])/[.$C21]*100" office:value-type="float" office:value="0.142959256611866" calcext:value-type="float">
            <text:p>0.14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20400</text:p>
          </table:table-cell>
          <table:table-cell/>
          <table:table-cell table:number-columns-repeated="3" office:value-type="float" office:value="4782" calcext:value-type="float">
            <text:p>4782</text:p>
          </table:table-cell>
          <table:table-cell table:formula="of:=[.E22]-[.C22]" office:value-type="float" office:value="0" calcext:value-type="float">
            <text:p>0</text:p>
          </table:table-cell>
          <table:table-cell table:number-columns-repeated="2"/>
          <table:table-cell office:value-type="float" office:value="4808" calcext:value-type="float">
            <text:p>4808</text:p>
          </table:table-cell>
          <table:table-cell table:formula="of:=[.I22]-[.$C22]" office:value-type="float" office:value="26" calcext:value-type="float">
            <text:p>26</text:p>
          </table:table-cell>
          <table:table-cell table:style-name="ce1" table:formula="of:=([.I22]-[.$C22])/[.$C22]*100" office:value-type="float" office:value="0.54370556252614" calcext:value-type="float">
            <text:p>0.54</text:p>
          </table:table-cell>
          <table:table-cell/>
          <table:table-cell office:value-type="float" office:value="4789" calcext:value-type="float">
            <text:p>4789</text:p>
          </table:table-cell>
          <table:table-cell table:formula="of:=[.M22]-[.$C22]" office:value-type="float" office:value="7" calcext:value-type="float">
            <text:p>7</text:p>
          </table:table-cell>
          <table:table-cell table:formula="of:=([.M22]-[.$C22])/[.$C22]*100" office:value-type="float" office:value="0.146382266833961" calcext:value-type="float">
            <text:p>0.15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40400</text:p>
          </table:table-cell>
          <table:table-cell/>
          <table:table-cell table:number-columns-repeated="3" office:value-type="float" office:value="4244" calcext:value-type="float">
            <text:p>4244</text:p>
          </table:table-cell>
          <table:table-cell table:formula="of:=[.E23]-[.C23]" office:value-type="float" office:value="0" calcext:value-type="float">
            <text:p>0</text:p>
          </table:table-cell>
          <table:table-cell table:number-columns-repeated="2"/>
          <table:table-cell office:value-type="float" office:value="4276" calcext:value-type="float">
            <text:p>4276</text:p>
          </table:table-cell>
          <table:table-cell table:formula="of:=[.I23]-[.$C23]" office:value-type="float" office:value="32" calcext:value-type="float">
            <text:p>32</text:p>
          </table:table-cell>
          <table:table-cell table:style-name="ce1" table:formula="of:=([.I23]-[.$C23])/[.$C23]*100" office:value-type="float" office:value="0.754005655042413" calcext:value-type="float">
            <text:p>0.75</text:p>
          </table:table-cell>
          <table:table-cell/>
          <table:table-cell office:value-type="float" office:value="4262" calcext:value-type="float">
            <text:p>4262</text:p>
          </table:table-cell>
          <table:table-cell table:formula="of:=[.M23]-[.$C23]" office:value-type="float" office:value="18" calcext:value-type="float">
            <text:p>18</text:p>
          </table:table-cell>
          <table:table-cell table:formula="of:=([.M23]-[.$C23])/[.$C23]*100" office:value-type="float" office:value="0.424128180961357" calcext:value-type="float">
            <text:p>0.42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15900</text:p>
          </table:table-cell>
          <table:table-cell/>
          <table:table-cell table:number-columns-repeated="3" office:value-type="float" office:value="11339" calcext:value-type="float">
            <text:p>11339</text:p>
          </table:table-cell>
          <table:table-cell table:formula="of:=[.E24]-[.C24]" office:value-type="float" office:value="0" calcext:value-type="float">
            <text:p>0</text:p>
          </table:table-cell>
          <table:table-cell table:number-columns-repeated="2"/>
          <table:table-cell office:value-type="float" office:value="11366" calcext:value-type="float">
            <text:p>11366</text:p>
          </table:table-cell>
          <table:table-cell table:formula="of:=[.I24]-[.$C24]" office:value-type="float" office:value="27" calcext:value-type="float">
            <text:p>27</text:p>
          </table:table-cell>
          <table:table-cell table:style-name="ce1" table:formula="of:=([.I24]-[.$C24])/[.$C24]*100" office:value-type="float" office:value="0.238116235999647" calcext:value-type="float">
            <text:p>0.24</text:p>
          </table:table-cell>
          <table:table-cell/>
          <table:table-cell office:value-type="float" office:value="11348" calcext:value-type="float">
            <text:p>11348</text:p>
          </table:table-cell>
          <table:table-cell table:formula="of:=[.M24]-[.$C24]" office:value-type="float" office:value="9" calcext:value-type="float">
            <text:p>9</text:p>
          </table:table-cell>
          <table:table-cell table:formula="of:=([.M24]-[.$C24])/[.$C24]*100" office:value-type="float" office:value="0.0793720786665491" calcext:value-type="float">
            <text:p>0.08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30900</text:p>
          </table:table-cell>
          <table:table-cell/>
          <table:table-cell table:number-columns-repeated="3" office:value-type="float" office:value="9982" calcext:value-type="float">
            <text:p>9982</text:p>
          </table:table-cell>
          <table:table-cell table:formula="of:=[.E25]-[.C25]" office:value-type="float" office:value="0" calcext:value-type="float">
            <text:p>0</text:p>
          </table:table-cell>
          <table:table-cell table:number-columns-repeated="2"/>
          <table:table-cell office:value-type="float" office:value="10032" calcext:value-type="float">
            <text:p>10032</text:p>
          </table:table-cell>
          <table:table-cell table:formula="of:=[.I25]-[.$C25]" office:value-type="float" office:value="50" calcext:value-type="float">
            <text:p>50</text:p>
          </table:table-cell>
          <table:table-cell table:style-name="ce1" table:formula="of:=([.I25]-[.$C25])/[.$C25]*100" office:value-type="float" office:value="0.500901622921258" calcext:value-type="float">
            <text:p>0.50</text:p>
          </table:table-cell>
          <table:table-cell/>
          <table:table-cell office:value-type="float" office:value="10001" calcext:value-type="float">
            <text:p>10001</text:p>
          </table:table-cell>
          <table:table-cell table:formula="of:=[.M25]-[.$C25]" office:value-type="float" office:value="19" calcext:value-type="float">
            <text:p>19</text:p>
          </table:table-cell>
          <table:table-cell table:formula="of:=([.M25]-[.$C25])/[.$C25]*100" office:value-type="float" office:value="0.190342616710078" calcext:value-type="float">
            <text:p>0.19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60900</text:p>
          </table:table-cell>
          <table:table-cell/>
          <table:table-cell office:value-type="float" office:value="9326" calcext:value-type="float">
            <text:p>9326</text:p>
          </table:table-cell>
          <table:table-cell/>
          <table:table-cell office:value-type="float" office:value="9326" calcext:value-type="float">
            <text:p>9326</text:p>
          </table:table-cell>
          <table:table-cell table:formula="of:=[.E26]-[.C26]" office:value-type="float" office:value="0" calcext:value-type="float">
            <text:p>0</text:p>
          </table:table-cell>
          <table:table-cell table:number-columns-repeated="2"/>
          <table:table-cell office:value-type="float" office:value="9377" calcext:value-type="float">
            <text:p>9377</text:p>
          </table:table-cell>
          <table:table-cell table:formula="of:=[.I26]-[.$C26]" office:value-type="float" office:value="51" calcext:value-type="float">
            <text:p>51</text:p>
          </table:table-cell>
          <table:table-cell table:style-name="ce1" table:formula="of:=([.I26]-[.$C26])/[.$C26]*100" office:value-type="float" office:value="0.546858245764529" calcext:value-type="float">
            <text:p>0.55</text:p>
          </table:table-cell>
          <table:table-cell/>
          <table:table-cell office:value-type="float" office:value="9357" calcext:value-type="float">
            <text:p>9357</text:p>
          </table:table-cell>
          <table:table-cell table:formula="of:=[.M26]-[.$C26]" office:value-type="float" office:value="31" calcext:value-type="float">
            <text:p>31</text:p>
          </table:table-cell>
          <table:table-cell table:formula="of:=([.M26]-[.$C26])/[.$C26]*100" office:value-type="float" office:value="0.332404031739224" calcext:value-type="float">
            <text:p>0.33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201600</text:p>
          </table:table-cell>
          <table:table-cell/>
          <table:table-cell table:number-columns-repeated="3" office:value-type="float" office:value="18802" calcext:value-type="float">
            <text:p>18802</text:p>
          </table:table-cell>
          <table:table-cell table:formula="of:=[.E27]-[.C27]" office:value-type="float" office:value="0" calcext:value-type="float">
            <text:p>0</text:p>
          </table:table-cell>
          <table:table-cell table:number-columns-repeated="2"/>
          <table:table-cell office:value-type="float" office:value="18830" calcext:value-type="float">
            <text:p>18830</text:p>
          </table:table-cell>
          <table:table-cell table:formula="of:=[.I27]-[.$C27]" office:value-type="float" office:value="28" calcext:value-type="float">
            <text:p>28</text:p>
          </table:table-cell>
          <table:table-cell table:style-name="ce1" table:formula="of:=([.I27]-[.$C27])/[.$C27]*100" office:value-type="float" office:value="0.148920327624721" calcext:value-type="float">
            <text:p>0.15</text:p>
          </table:table-cell>
          <table:table-cell/>
          <table:table-cell office:value-type="float" office:value="18815" calcext:value-type="float">
            <text:p>18815</text:p>
          </table:table-cell>
          <table:table-cell table:formula="of:=[.M27]-[.$C27]" office:value-type="float" office:value="13" calcext:value-type="float">
            <text:p>13</text:p>
          </table:table-cell>
          <table:table-cell table:formula="of:=([.M27]-[.$C27])/[.$C27]*100" office:value-type="float" office:value="0.0691415806829061" calcext:value-type="float">
            <text:p>0.07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401600</text:p>
          </table:table-cell>
          <table:table-cell/>
          <table:table-cell office:value-type="float" office:value="17145" calcext:value-type="float">
            <text:p>17145</text:p>
          </table:table-cell>
          <table:table-cell/>
          <table:table-cell office:value-type="float" office:value="17145" calcext:value-type="float">
            <text:p>17145</text:p>
          </table:table-cell>
          <table:table-cell table:formula="of:=[.E28]-[.C28]" office:value-type="float" office:value="0" calcext:value-type="float">
            <text:p>0</text:p>
          </table:table-cell>
          <table:table-cell table:number-columns-repeated="2"/>
          <table:table-cell office:value-type="float" office:value="17183" calcext:value-type="float">
            <text:p>17183</text:p>
          </table:table-cell>
          <table:table-cell table:formula="of:=[.I28]-[.$C28]" office:value-type="float" office:value="38" calcext:value-type="float">
            <text:p>38</text:p>
          </table:table-cell>
          <table:table-cell table:style-name="ce1" table:formula="of:=([.I28]-[.$C28])/[.$C28]*100" office:value-type="float" office:value="0.221638961796442" calcext:value-type="float">
            <text:p>0.22</text:p>
          </table:table-cell>
          <table:table-cell/>
          <table:table-cell office:value-type="float" office:value="17174" calcext:value-type="float">
            <text:p>17174</text:p>
          </table:table-cell>
          <table:table-cell table:formula="of:=[.M28]-[.$C28]" office:value-type="float" office:value="29" calcext:value-type="float">
            <text:p>29</text:p>
          </table:table-cell>
          <table:table-cell table:formula="of:=([.M28]-[.$C28])/[.$C28]*100" office:value-type="float" office:value="0.169145523476232" calcext:value-type="float">
            <text:p>0.17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801600</text:p>
          </table:table-cell>
          <table:table-cell/>
          <table:table-cell office:value-type="float" office:value="16284" calcext:value-type="float">
            <text:p>16284</text:p>
          </table:table-cell>
          <table:table-cell/>
          <table:table-cell office:value-type="float" office:value="16289" calcext:value-type="float">
            <text:p>16289</text:p>
          </table:table-cell>
          <table:table-cell table:formula="of:=[.E29]-[.C29]" office:value-type="float" office:value="5" calcext:value-type="float">
            <text:p>5</text:p>
          </table:table-cell>
          <table:table-cell table:number-columns-repeated="2"/>
          <table:table-cell office:value-type="float" office:value="16330" calcext:value-type="float">
            <text:p>16330</text:p>
          </table:table-cell>
          <table:table-cell table:formula="of:=[.I29]-[.$C29]" office:value-type="float" office:value="46" calcext:value-type="float">
            <text:p>46</text:p>
          </table:table-cell>
          <table:table-cell table:style-name="ce1" table:formula="of:=([.I29]-[.$C29])/[.$C29]*100" office:value-type="float" office:value="0.282485875706215" calcext:value-type="float">
            <text:p>0.28</text:p>
          </table:table-cell>
          <table:table-cell/>
          <table:table-cell office:value-type="float" office:value="16324" calcext:value-type="float">
            <text:p>16324</text:p>
          </table:table-cell>
          <table:table-cell table:formula="of:=[.M29]-[.$C29]" office:value-type="float" office:value="40" calcext:value-type="float">
            <text:p>40</text:p>
          </table:table-cell>
          <table:table-cell table:formula="of:=([.M29]-[.$C29])/[.$C29]*100" office:value-type="float" office:value="0.245639891918448" calcext:value-type="float">
            <text:p>0.25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05100</text:p>
          </table:table-cell>
          <table:table-cell/>
          <table:table-cell table:number-columns-repeated="3" office:value-type="float" office:value="6353" calcext:value-type="float">
            <text:p>6353</text:p>
          </table:table-cell>
          <table:table-cell table:formula="of:=[.E30]-[.C30]" office:value-type="float" office:value="0" calcext:value-type="float">
            <text:p>0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table:formula="of:=[.I30]-[.$C30]" office:value-type="float" office:value="57" calcext:value-type="float">
            <text:p>57</text:p>
          </table:table-cell>
          <table:table-cell table:style-name="ce1" table:formula="of:=([.I30]-[.$C30])/[.$C30]*100" office:value-type="float" office:value="0.897213914685975" calcext:value-type="float">
            <text:p>0.90</text:p>
          </table:table-cell>
          <table:table-cell/>
          <table:table-cell office:value-type="float" office:value="6356" calcext:value-type="float">
            <text:p>6356</text:p>
          </table:table-cell>
          <table:table-cell table:formula="of:=[.M30]-[.$C30]" office:value-type="float" office:value="3" calcext:value-type="float">
            <text:p>3</text:p>
          </table:table-cell>
          <table:table-cell table:formula="of:=([.M30]-[.$C30])/[.$C30]*100" office:value-type="float" office:value="0.0472217849834724" calcext:value-type="float">
            <text:p>0.05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10100</text:p>
          </table:table-cell>
          <table:table-cell/>
          <table:table-cell table:number-columns-repeated="3" office:value-type="float" office:value="6347" calcext:value-type="float">
            <text:p>6347</text:p>
          </table:table-cell>
          <table:table-cell table:formula="of:=[.E31]-[.C31]" office:value-type="float" office:value="0" calcext:value-type="float">
            <text:p>0</text:p>
          </table:table-cell>
          <table:table-cell table:number-columns-repeated="2"/>
          <table:table-cell office:value-type="float" office:value="6429" calcext:value-type="float">
            <text:p>6429</text:p>
          </table:table-cell>
          <table:table-cell table:formula="of:=[.I31]-[.$C31]" office:value-type="float" office:value="82" calcext:value-type="float">
            <text:p>82</text:p>
          </table:table-cell>
          <table:table-cell table:style-name="ce1" table:formula="of:=([.I31]-[.$C31])/[.$C31]*100" office:value-type="float" office:value="1.29194895226091" calcext:value-type="float">
            <text:p>1.29</text:p>
          </table:table-cell>
          <table:table-cell/>
          <table:table-cell office:value-type="float" office:value="6362" calcext:value-type="float">
            <text:p>6362</text:p>
          </table:table-cell>
          <table:table-cell table:formula="of:=[.M31]-[.$C31]" office:value-type="float" office:value="15" calcext:value-type="float">
            <text:p>15</text:p>
          </table:table-cell>
          <table:table-cell table:formula="of:=([.M31]-[.$C31])/[.$C31]*100" office:value-type="float" office:value="0.236332125413581" calcext:value-type="float">
            <text:p>0.24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20100</text:p>
          </table:table-cell>
          <table:table-cell/>
          <table:table-cell table:number-columns-repeated="3" office:value-type="float" office:value="6185" calcext:value-type="float">
            <text:p>6185</text:p>
          </table:table-cell>
          <table:table-cell table:formula="of:=[.E32]-[.C32]" office:value-type="float" office:value="0" calcext:value-type="float">
            <text:p>0</text:p>
          </table:table-cell>
          <table:table-cell table:number-columns-repeated="2"/>
          <table:table-cell office:value-type="float" office:value="6307" calcext:value-type="float">
            <text:p>6307</text:p>
          </table:table-cell>
          <table:table-cell table:formula="of:=[.I32]-[.$C32]" office:value-type="float" office:value="122" calcext:value-type="float">
            <text:p>122</text:p>
          </table:table-cell>
          <table:table-cell table:style-name="ce1" table:formula="of:=([.I32]-[.$C32])/[.$C32]*100" office:value-type="float" office:value="1.97251414713015" calcext:value-type="float">
            <text:p>1.97</text:p>
          </table:table-cell>
          <table:table-cell/>
          <table:table-cell office:value-type="float" office:value="6220" calcext:value-type="float">
            <text:p>6220</text:p>
          </table:table-cell>
          <table:table-cell table:formula="of:=[.M32]-[.$C32]" office:value-type="float" office:value="35" calcext:value-type="float">
            <text:p>35</text:p>
          </table:table-cell>
          <table:table-cell table:formula="of:=([.M32]-[.$C32])/[.$C32]*100" office:value-type="float" office:value="0.565885206143896" calcext:value-type="float">
            <text:p>0.57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05200</text:p>
          </table:table-cell>
          <table:table-cell/>
          <table:table-cell table:number-columns-repeated="3" office:value-type="float" office:value="12742" calcext:value-type="float">
            <text:p>12742</text:p>
          </table:table-cell>
          <table:table-cell table:formula="of:=[.E33]-[.C33]" office:value-type="float" office:value="0" calcext:value-type="float">
            <text:p>0</text:p>
          </table:table-cell>
          <table:table-cell table:number-columns-repeated="2"/>
          <table:table-cell office:value-type="float" office:value="12784" calcext:value-type="float">
            <text:p>12784</text:p>
          </table:table-cell>
          <table:table-cell table:formula="of:=[.I33]-[.$C33]" office:value-type="float" office:value="42" calcext:value-type="float">
            <text:p>42</text:p>
          </table:table-cell>
          <table:table-cell table:style-name="ce1" table:formula="of:=([.I33]-[.$C33])/[.$C33]*100" office:value-type="float" office:value="0.3296185842097" calcext:value-type="float">
            <text:p>0.33</text:p>
          </table:table-cell>
          <table:table-cell/>
          <table:table-cell office:value-type="float" office:value="12747" calcext:value-type="float">
            <text:p>12747</text:p>
          </table:table-cell>
          <table:table-cell table:formula="of:=[.M33]-[.$C33]" office:value-type="float" office:value="5" calcext:value-type="float">
            <text:p>5</text:p>
          </table:table-cell>
          <table:table-cell table:formula="of:=([.M33]-[.$C33])/[.$C33]*100" office:value-type="float" office:value="0.0392403076440119" calcext:value-type="float">
            <text:p>0.04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10200</text:p>
          </table:table-cell>
          <table:table-cell/>
          <table:table-cell table:number-columns-repeated="3" office:value-type="float" office:value="12430" calcext:value-type="float">
            <text:p>12430</text:p>
          </table:table-cell>
          <table:table-cell table:formula="of:=[.E34]-[.C34]" office:value-type="float" office:value="0" calcext:value-type="float">
            <text:p>0</text:p>
          </table:table-cell>
          <table:table-cell table:number-columns-repeated="2"/>
          <table:table-cell office:value-type="float" office:value="12527" calcext:value-type="float">
            <text:p>12527</text:p>
          </table:table-cell>
          <table:table-cell table:formula="of:=[.I34]-[.$C34]" office:value-type="float" office:value="97" calcext:value-type="float">
            <text:p>97</text:p>
          </table:table-cell>
          <table:table-cell table:style-name="ce1" table:formula="of:=([.I34]-[.$C34])/[.$C34]*100" office:value-type="float" office:value="0.780370072405471" calcext:value-type="float">
            <text:p>0.78</text:p>
          </table:table-cell>
          <table:table-cell/>
          <table:table-cell office:value-type="float" office:value="12475" calcext:value-type="float">
            <text:p>12475</text:p>
          </table:table-cell>
          <table:table-cell table:formula="of:=[.M34]-[.$C34]" office:value-type="float" office:value="45" calcext:value-type="float">
            <text:p>45</text:p>
          </table:table-cell>
          <table:table-cell table:formula="of:=([.M34]-[.$C34])/[.$C34]*100" office:value-type="float" office:value="0.362027353177796" calcext:value-type="float">
            <text:p>0.36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20200</text:p>
          </table:table-cell>
          <table:table-cell/>
          <table:table-cell office:value-type="float" office:value="12235" calcext:value-type="float">
            <text:p>12235</text:p>
          </table:table-cell>
          <table:table-cell/>
          <table:table-cell office:value-type="float" office:value="12244" calcext:value-type="float">
            <text:p>12244</text:p>
          </table:table-cell>
          <table:table-cell table:formula="of:=[.E35]-[.C35]" office:value-type="float" office:value="9" calcext:value-type="float">
            <text:p>9</text:p>
          </table:table-cell>
          <table:table-cell table:number-columns-repeated="2"/>
          <table:table-cell office:value-type="float" office:value="12399" calcext:value-type="float">
            <text:p>12399</text:p>
          </table:table-cell>
          <table:table-cell table:formula="of:=[.I35]-[.$C35]" office:value-type="float" office:value="164" calcext:value-type="float">
            <text:p>164</text:p>
          </table:table-cell>
          <table:table-cell table:style-name="ce1" table:formula="of:=([.I35]-[.$C35])/[.$C35]*100" office:value-type="float" office:value="1.3404168369432" calcext:value-type="float">
            <text:p>1.34</text:p>
          </table:table-cell>
          <table:table-cell/>
          <table:table-cell office:value-type="float" office:value="12324" calcext:value-type="float">
            <text:p>12324</text:p>
          </table:table-cell>
          <table:table-cell table:formula="of:=[.M35]-[.$C35]" office:value-type="float" office:value="89" calcext:value-type="float">
            <text:p>89</text:p>
          </table:table-cell>
          <table:table-cell table:formula="of:=([.M35]-[.$C35])/[.$C35]*100" office:value-type="float" office:value="0.727421332243564" calcext:value-type="float">
            <text:p>0.73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10400</text:p>
          </table:table-cell>
          <table:table-cell/>
          <table:table-cell table:number-columns-repeated="3" office:value-type="float" office:value="24961" calcext:value-type="float">
            <text:p>24961</text:p>
          </table:table-cell>
          <table:table-cell table:formula="of:=[.E36]-[.C36]" office:value-type="float" office:value="0" calcext:value-type="float">
            <text:p>0</text:p>
          </table:table-cell>
          <table:table-cell table:number-columns-repeated="2"/>
          <table:table-cell office:value-type="float" office:value="25043" calcext:value-type="float">
            <text:p>25043</text:p>
          </table:table-cell>
          <table:table-cell table:formula="of:=[.I36]-[.$C36]" office:value-type="float" office:value="82" calcext:value-type="float">
            <text:p>82</text:p>
          </table:table-cell>
          <table:table-cell table:style-name="ce1" table:formula="of:=([.I36]-[.$C36])/[.$C36]*100" office:value-type="float" office:value="0.32851247946797" calcext:value-type="float">
            <text:p>0.33</text:p>
          </table:table-cell>
          <table:table-cell/>
          <table:table-cell office:value-type="float" office:value="24994" calcext:value-type="float">
            <text:p>24994</text:p>
          </table:table-cell>
          <table:table-cell table:formula="of:=[.M36]-[.$C36]" office:value-type="float" office:value="33" calcext:value-type="float">
            <text:p>33</text:p>
          </table:table-cell>
          <table:table-cell table:formula="of:=([.M36]-[.$C36])/[.$C36]*100" office:value-type="float" office:value="0.13220624173711" calcext:value-type="float">
            <text:p>0.13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20400</text:p>
          </table:table-cell>
          <table:table-cell/>
          <table:table-cell office:value-type="float" office:value="24563" calcext:value-type="float">
            <text:p>24563</text:p>
          </table:table-cell>
          <table:table-cell/>
          <table:table-cell office:value-type="float" office:value="24585" calcext:value-type="float">
            <text:p>24585</text:p>
          </table:table-cell>
          <table:table-cell table:formula="of:=[.E37]-[.C37]" office:value-type="float" office:value="22" calcext:value-type="float">
            <text:p>22</text:p>
          </table:table-cell>
          <table:table-cell table:number-columns-repeated="2"/>
          <table:table-cell office:value-type="float" office:value="24692" calcext:value-type="float">
            <text:p>24692</text:p>
          </table:table-cell>
          <table:table-cell table:formula="of:=[.I37]-[.$C37]" office:value-type="float" office:value="129" calcext:value-type="float">
            <text:p>129</text:p>
          </table:table-cell>
          <table:table-cell table:style-name="ce1" table:formula="of:=([.I37]-[.$C37])/[.$C37]*100" office:value-type="float" office:value="0.5251801490046" calcext:value-type="float">
            <text:p>0.53</text:p>
          </table:table-cell>
          <table:table-cell/>
          <table:table-cell office:value-type="float" office:value="24647" calcext:value-type="float">
            <text:p>24647</text:p>
          </table:table-cell>
          <table:table-cell table:formula="of:=[.M37]-[.$C37]" office:value-type="float" office:value="84" calcext:value-type="float">
            <text:p>84</text:p>
          </table:table-cell>
          <table:table-cell table:formula="of:=([.M37]-[.$C37])/[.$C37]*100" office:value-type="float" office:value="0.341977771444856" calcext:value-type="float">
            <text:p>0.34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40400</text:p>
          </table:table-cell>
          <table:table-cell/>
          <table:table-cell office:value-type="float" office:value="24350" calcext:value-type="float">
            <text:p>24350</text:p>
          </table:table-cell>
          <table:table-cell/>
          <table:table-cell office:value-type="float" office:value="24401" calcext:value-type="float">
            <text:p>24401</text:p>
          </table:table-cell>
          <table:table-cell table:formula="of:=[.E38]-[.C38]" office:value-type="float" office:value="51" calcext:value-type="float">
            <text:p>51</text:p>
          </table:table-cell>
          <table:table-cell table:number-columns-repeated="2"/>
          <table:table-cell office:value-type="float" office:value="24601" calcext:value-type="float">
            <text:p>24601</text:p>
          </table:table-cell>
          <table:table-cell table:formula="of:=[.I38]-[.$C38]" office:value-type="float" office:value="251" calcext:value-type="float">
            <text:p>251</text:p>
          </table:table-cell>
          <table:table-cell table:style-name="ce1" table:formula="of:=([.I38]-[.$C38])/[.$C38]*100" office:value-type="float" office:value="1.03080082135524" calcext:value-type="float">
            <text:p>1.03</text:p>
          </table:table-cell>
          <table:table-cell/>
          <table:table-cell office:value-type="float" office:value="24509" calcext:value-type="float">
            <text:p>24509</text:p>
          </table:table-cell>
          <table:table-cell table:formula="of:=[.M38]-[.$C38]" office:value-type="float" office:value="159" calcext:value-type="float">
            <text:p>159</text:p>
          </table:table-cell>
          <table:table-cell table:formula="of:=([.M38]-[.$C38])/[.$C38]*100" office:value-type="float" office:value="0.652977412731006" calcext:value-type="float">
            <text:p>0.65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15900</text:p>
          </table:table-cell>
          <table:table-cell/>
          <table:table-cell office:value-type="float" office:value="55404" calcext:value-type="float">
            <text:p>55404</text:p>
          </table:table-cell>
          <table:table-cell/>
          <table:table-cell office:value-type="float" office:value="55414" calcext:value-type="float">
            <text:p>55414</text:p>
          </table:table-cell>
          <table:table-cell table:formula="of:=[.E39]-[.C39]" office:value-type="float" office:value="10" calcext:value-type="float">
            <text:p>10</text:p>
          </table:table-cell>
          <table:table-cell table:number-columns-repeated="2"/>
          <table:table-cell office:value-type="float" office:value="55544" calcext:value-type="float">
            <text:p>55544</text:p>
          </table:table-cell>
          <table:table-cell table:formula="of:=[.I39]-[.$C39]" office:value-type="float" office:value="140" calcext:value-type="float">
            <text:p>140</text:p>
          </table:table-cell>
          <table:table-cell table:style-name="ce1" table:formula="of:=([.I39]-[.$C39])/[.$C39]*100" office:value-type="float" office:value="0.252689336509999" calcext:value-type="float">
            <text:p>0.25</text:p>
          </table:table-cell>
          <table:table-cell/>
          <table:table-cell office:value-type="float" office:value="55499" calcext:value-type="float">
            <text:p>55499</text:p>
          </table:table-cell>
          <table:table-cell table:formula="of:=[.M39]-[.$C39]" office:value-type="float" office:value="95" calcext:value-type="float">
            <text:p>95</text:p>
          </table:table-cell>
          <table:table-cell table:formula="of:=([.M39]-[.$C39])/[.$C39]*100" office:value-type="float" office:value="0.171467764060357" calcext:value-type="float">
            <text:p>0.17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30900</text:p>
          </table:table-cell>
          <table:table-cell/>
          <table:table-cell office:value-type="float" office:value="54834" calcext:value-type="float">
            <text:p>54834</text:p>
          </table:table-cell>
          <table:table-cell/>
          <table:table-cell office:value-type="float" office:value="54868" calcext:value-type="float">
            <text:p>54868</text:p>
          </table:table-cell>
          <table:table-cell table:formula="of:=[.E40]-[.C40]" office:value-type="float" office:value="34" calcext:value-type="float">
            <text:p>34</text:p>
          </table:table-cell>
          <table:table-cell table:number-columns-repeated="2"/>
          <table:table-cell office:value-type="float" office:value="55008" calcext:value-type="float">
            <text:p>55008</text:p>
          </table:table-cell>
          <table:table-cell table:formula="of:=[.I40]-[.$C40]" office:value-type="float" office:value="174" calcext:value-type="float">
            <text:p>174</text:p>
          </table:table-cell>
          <table:table-cell table:style-name="ce1" table:formula="of:=([.I40]-[.$C40])/[.$C40]*100" office:value-type="float" office:value="0.317321369952949" calcext:value-type="float">
            <text:p>0.32</text:p>
          </table:table-cell>
          <table:table-cell/>
          <table:table-cell office:value-type="float" office:value="54952" calcext:value-type="float">
            <text:p>54952</text:p>
          </table:table-cell>
          <table:table-cell table:formula="of:=[.M40]-[.$C40]" office:value-type="float" office:value="118" calcext:value-type="float">
            <text:p>118</text:p>
          </table:table-cell>
          <table:table-cell table:formula="of:=([.M40]-[.$C40])/[.$C40]*100" office:value-type="float" office:value="0.215194952037057" calcext:value-type="float">
            <text:p>0.22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60900</text:p>
          </table:table-cell>
          <table:table-cell/>
          <table:table-cell office:value-type="float" office:value="54551" calcext:value-type="float">
            <text:p>54551</text:p>
          </table:table-cell>
          <table:table-cell/>
          <table:table-cell office:value-type="float" office:value="54598" calcext:value-type="float">
            <text:p>54598</text:p>
          </table:table-cell>
          <table:table-cell table:formula="of:=[.E41]-[.C41]" office:value-type="float" office:value="47" calcext:value-type="float">
            <text:p>47</text:p>
          </table:table-cell>
          <table:table-cell table:number-columns-repeated="2"/>
          <table:table-cell office:value-type="float" office:value="54803" calcext:value-type="float">
            <text:p>54803</text:p>
          </table:table-cell>
          <table:table-cell table:formula="of:=[.I41]-[.$C41]" office:value-type="float" office:value="252" calcext:value-type="float">
            <text:p>252</text:p>
          </table:table-cell>
          <table:table-cell table:style-name="ce1" table:formula="of:=([.I41]-[.$C41])/[.$C41]*100" office:value-type="float" office:value="0.461953034774798" calcext:value-type="float">
            <text:p>0.46</text:p>
          </table:table-cell>
          <table:table-cell/>
          <table:table-cell office:value-type="float" office:value="54748" calcext:value-type="float">
            <text:p>54748</text:p>
          </table:table-cell>
          <table:table-cell table:formula="of:=[.M41]-[.$C41]" office:value-type="float" office:value="197" calcext:value-type="float">
            <text:p>197</text:p>
          </table:table-cell>
          <table:table-cell table:formula="of:=([.M41]-[.$C41])/[.$C41]*100" office:value-type="float" office:value="0.361129951788235" calcext:value-type="float">
            <text:p>0.36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201600</text:p>
          </table:table-cell>
          <table:table-cell/>
          <table:table-cell office:value-type="float" office:value="97824" calcext:value-type="float">
            <text:p>97824</text:p>
          </table:table-cell>
          <table:table-cell/>
          <table:table-cell office:value-type="float" office:value="97836" calcext:value-type="float">
            <text:p>97836</text:p>
          </table:table-cell>
          <table:table-cell table:formula="of:=[.E42]-[.C42]" office:value-type="float" office:value="12" calcext:value-type="float">
            <text:p>12</text:p>
          </table:table-cell>
          <table:table-cell table:number-columns-repeated="2"/>
          <table:table-cell office:value-type="float" office:value="97980" calcext:value-type="float">
            <text:p>97980</text:p>
          </table:table-cell>
          <table:table-cell table:formula="of:=[.I42]-[.$C42]" office:value-type="float" office:value="156" calcext:value-type="float">
            <text:p>156</text:p>
          </table:table-cell>
          <table:table-cell table:style-name="ce1" table:formula="of:=([.I42]-[.$C42])/[.$C42]*100" office:value-type="float" office:value="0.159470068694799" calcext:value-type="float">
            <text:p>0.16</text:p>
          </table:table-cell>
          <table:table-cell/>
          <table:table-cell office:value-type="float" office:value="97986" calcext:value-type="float">
            <text:p>97986</text:p>
          </table:table-cell>
          <table:table-cell table:formula="of:=[.M42]-[.$C42]" office:value-type="float" office:value="162" calcext:value-type="float">
            <text:p>162</text:p>
          </table:table-cell>
          <table:table-cell table:formula="of:=([.M42]-[.$C42])/[.$C42]*100" office:value-type="float" office:value="0.165603532875368" calcext:value-type="float">
            <text:p>0.17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401600</text:p>
          </table:table-cell>
          <table:table-cell/>
          <table:table-cell office:value-type="float" office:value="97106" calcext:value-type="float">
            <text:p>97106</text:p>
          </table:table-cell>
          <table:table-cell/>
          <table:table-cell office:value-type="float" office:value="97113" calcext:value-type="float">
            <text:p>97113</text:p>
          </table:table-cell>
          <table:table-cell table:formula="of:=[.E43]-[.C43]" office:value-type="float" office:value="7" calcext:value-type="float">
            <text:p>7</text:p>
          </table:table-cell>
          <table:table-cell table:number-columns-repeated="2"/>
          <table:table-cell office:value-type="float" office:value="97253" calcext:value-type="float">
            <text:p>97253</text:p>
          </table:table-cell>
          <table:table-cell table:formula="of:=[.I43]-[.$C43]" office:value-type="float" office:value="147" calcext:value-type="float">
            <text:p>147</text:p>
          </table:table-cell>
          <table:table-cell table:style-name="ce1" table:formula="of:=([.I43]-[.$C43])/[.$C43]*100" office:value-type="float" office:value="0.151380965130888" calcext:value-type="float">
            <text:p>0.15</text:p>
          </table:table-cell>
          <table:table-cell/>
          <table:table-cell office:value-type="float" office:value="97199" calcext:value-type="float">
            <text:p>97199</text:p>
          </table:table-cell>
          <table:table-cell table:formula="of:=[.M43]-[.$C43]" office:value-type="float" office:value="93" calcext:value-type="float">
            <text:p>93</text:p>
          </table:table-cell>
          <table:table-cell table:formula="of:=([.M43]-[.$C43])/[.$C43]*100" office:value-type="float" office:value="0.095771631001174" calcext:value-type="float">
            <text:p>0.10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801600</text:p>
          </table:table-cell>
          <table:table-cell/>
          <table:table-cell office:value-type="float" office:value="97034" calcext:value-type="float">
            <text:p>97034</text:p>
          </table:table-cell>
          <table:table-cell/>
          <table:table-cell office:value-type="float" office:value="97052" calcext:value-type="float">
            <text:p>97052</text:p>
          </table:table-cell>
          <table:table-cell table:formula="of:=[.E44]-[.C44]" office:value-type="float" office:value="18" calcext:value-type="float">
            <text:p>18</text:p>
          </table:table-cell>
          <table:table-cell table:number-columns-repeated="2"/>
          <table:table-cell office:value-type="float" office:value="97289" calcext:value-type="float">
            <text:p>97289</text:p>
          </table:table-cell>
          <table:table-cell table:formula="of:=[.I44]-[.$C44]" office:value-type="float" office:value="255" calcext:value-type="float">
            <text:p>255</text:p>
          </table:table-cell>
          <table:table-cell table:style-name="ce1" table:formula="of:=([.I44]-[.$C44])/[.$C44]*100" office:value-type="float" office:value="0.262794484407527" calcext:value-type="float">
            <text:p>0.26</text:p>
          </table:table-cell>
          <table:table-cell/>
          <table:table-cell office:value-type="float" office:value="97245" calcext:value-type="float">
            <text:p>97245</text:p>
          </table:table-cell>
          <table:table-cell table:formula="of:=[.M44]-[.$C44]" office:value-type="float" office:value="211" calcext:value-type="float">
            <text:p>211</text:p>
          </table:table-cell>
          <table:table-cell table:formula="of:=([.M44]-[.$C44])/[.$C44]*100" office:value-type="float" office:value="0.21744955376466" calcext:value-type="float">
            <text:p>0.22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05100</text:p>
          </table:table-cell>
          <table:table-cell/>
          <table:table-cell table:number-columns-repeated="3" office:value-type="float" office:value="12681" calcext:value-type="float">
            <text:p>12681</text:p>
          </table:table-cell>
          <table:table-cell table:formula="of:=[.E45]-[.C45]" office:value-type="float" office:value="0" calcext:value-type="float">
            <text:p>0</text:p>
          </table:table-cell>
          <table:table-cell table:number-columns-repeated="2"/>
          <table:table-cell office:value-type="float" office:value="12805" calcext:value-type="float">
            <text:p>12805</text:p>
          </table:table-cell>
          <table:table-cell table:formula="of:=[.I45]-[.$C45]" office:value-type="float" office:value="124" calcext:value-type="float">
            <text:p>124</text:p>
          </table:table-cell>
          <table:table-cell table:style-name="ce1" table:formula="of:=([.I45]-[.$C45])/[.$C45]*100" office:value-type="float" office:value="0.977840864285151" calcext:value-type="float">
            <text:p>0.98</text:p>
          </table:table-cell>
          <table:table-cell/>
          <table:table-cell office:value-type="float" office:value="12681" calcext:value-type="float">
            <text:p>12681</text:p>
          </table:table-cell>
          <table:table-cell table:formula="of:=[.M45]-[.$C45]" office:value-type="float" office:value="0" calcext:value-type="float">
            <text:p>0</text:p>
          </table:table-cell>
          <table:table-cell table:formula="of:=([.M45]-[.$C45])/[.$C45]*100" office:value-type="float" office:value="0" calcext:value-type="float">
            <text:p>0.00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10100</text:p>
          </table:table-cell>
          <table:table-cell/>
          <table:table-cell table:number-columns-repeated="3" office:value-type="float" office:value="11577" calcext:value-type="float">
            <text:p>11577</text:p>
          </table:table-cell>
          <table:table-cell table:formula="of:=[.E46]-[.C46]" office:value-type="float" office:value="0" calcext:value-type="float">
            <text:p>0</text:p>
          </table:table-cell>
          <table:table-cell table:number-columns-repeated="2"/>
          <table:table-cell office:value-type="float" office:value="11759" calcext:value-type="float">
            <text:p>11759</text:p>
          </table:table-cell>
          <table:table-cell table:formula="of:=[.I46]-[.$C46]" office:value-type="float" office:value="182" calcext:value-type="float">
            <text:p>182</text:p>
          </table:table-cell>
          <table:table-cell table:style-name="ce1" table:formula="of:=([.I46]-[.$C46])/[.$C46]*100" office:value-type="float" office:value="1.5720825775244" calcext:value-type="float">
            <text:p>1.57</text:p>
          </table:table-cell>
          <table:table-cell/>
          <table:table-cell office:value-type="float" office:value="11594" calcext:value-type="float">
            <text:p>11594</text:p>
          </table:table-cell>
          <table:table-cell table:formula="of:=[.M46]-[.$C46]" office:value-type="float" office:value="17" calcext:value-type="float">
            <text:p>17</text:p>
          </table:table-cell>
          <table:table-cell table:formula="of:=([.M46]-[.$C46])/[.$C46]*100" office:value-type="float" office:value="0.146842878120411" calcext:value-type="float">
            <text:p>0.15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20100</text:p>
          </table:table-cell>
          <table:table-cell/>
          <table:table-cell table:number-columns-repeated="3" office:value-type="float" office:value="8436" calcext:value-type="float">
            <text:p>8436</text:p>
          </table:table-cell>
          <table:table-cell table:formula="of:=[.E47]-[.C47]" office:value-type="float" office:value="0" calcext:value-type="float">
            <text:p>0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table:formula="of:=[.I47]-[.$C47]" office:value-type="float" office:value="164" calcext:value-type="float">
            <text:p>164</text:p>
          </table:table-cell>
          <table:table-cell table:style-name="ce1" table:formula="of:=([.I47]-[.$C47])/[.$C47]*100" office:value-type="float" office:value="1.94404931247037" calcext:value-type="float">
            <text:p>1.94</text:p>
          </table:table-cell>
          <table:table-cell/>
          <table:table-cell office:value-type="float" office:value="8492" calcext:value-type="float">
            <text:p>8492</text:p>
          </table:table-cell>
          <table:table-cell table:formula="of:=[.M47]-[.$C47]" office:value-type="float" office:value="56" calcext:value-type="float">
            <text:p>56</text:p>
          </table:table-cell>
          <table:table-cell table:formula="of:=([.M47]-[.$C47])/[.$C47]*100" office:value-type="float" office:value="0.663821716453295" calcext:value-type="float">
            <text:p>0.66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05200</text:p>
          </table:table-cell>
          <table:table-cell/>
          <table:table-cell table:number-columns-repeated="3" office:value-type="float" office:value="24930" calcext:value-type="float">
            <text:p>24930</text:p>
          </table:table-cell>
          <table:table-cell table:formula="of:=[.E48]-[.C48]" office:value-type="float" office:value="0" calcext:value-type="float">
            <text:p>0</text:p>
          </table:table-cell>
          <table:table-cell table:number-columns-repeated="2"/>
          <table:table-cell office:value-type="float" office:value="25009" calcext:value-type="float">
            <text:p>25009</text:p>
          </table:table-cell>
          <table:table-cell table:formula="of:=[.I48]-[.$C48]" office:value-type="float" office:value="79" calcext:value-type="float">
            <text:p>79</text:p>
          </table:table-cell>
          <table:table-cell table:style-name="ce1" table:formula="of:=([.I48]-[.$C48])/[.$C48]*100" office:value-type="float" office:value="0.31688728439631" calcext:value-type="float">
            <text:p>0.32</text:p>
          </table:table-cell>
          <table:table-cell/>
          <table:table-cell office:value-type="float" office:value="24930" calcext:value-type="float">
            <text:p>24930</text:p>
          </table:table-cell>
          <table:table-cell table:formula="of:=[.M48]-[.$C48]" office:value-type="float" office:value="0" calcext:value-type="float">
            <text:p>0</text:p>
          </table:table-cell>
          <table:table-cell table:formula="of:=([.M48]-[.$C48])/[.$C48]*100" office:value-type="float" office:value="0" calcext:value-type="float">
            <text:p>0.00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10200</text:p>
          </table:table-cell>
          <table:table-cell/>
          <table:table-cell table:number-columns-repeated="3" office:value-type="float" office:value="23307" calcext:value-type="float">
            <text:p>23307</text:p>
          </table:table-cell>
          <table:table-cell table:formula="of:=[.E49]-[.C49]" office:value-type="float" office:value="0" calcext:value-type="float">
            <text:p>0</text:p>
          </table:table-cell>
          <table:table-cell table:number-columns-repeated="2"/>
          <table:table-cell office:value-type="float" office:value="23363" calcext:value-type="float">
            <text:p>23363</text:p>
          </table:table-cell>
          <table:table-cell table:formula="of:=[.I49]-[.$C49]" office:value-type="float" office:value="56" calcext:value-type="float">
            <text:p>56</text:p>
          </table:table-cell>
          <table:table-cell table:style-name="ce1" table:formula="of:=([.I49]-[.$C49])/[.$C49]*100" office:value-type="float" office:value="0.240271163169863" calcext:value-type="float">
            <text:p>0.24</text:p>
          </table:table-cell>
          <table:table-cell/>
          <table:table-cell office:value-type="float" office:value="23317" calcext:value-type="float">
            <text:p>23317</text:p>
          </table:table-cell>
          <table:table-cell table:formula="of:=[.M49]-[.$C49]" office:value-type="float" office:value="10" calcext:value-type="float">
            <text:p>10</text:p>
          </table:table-cell>
          <table:table-cell table:formula="of:=([.M49]-[.$C49])/[.$C49]*100" office:value-type="float" office:value="0.0429055648517613" calcext:value-type="float">
            <text:p>0.04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20200</text:p>
          </table:table-cell>
          <table:table-cell/>
          <table:table-cell table:number-columns-repeated="3" office:value-type="float" office:value="22379" calcext:value-type="float">
            <text:p>22379</text:p>
          </table:table-cell>
          <table:table-cell table:formula="of:=[.E50]-[.C50]" office:value-type="float" office:value="0" calcext:value-type="float">
            <text:p>0</text:p>
          </table:table-cell>
          <table:table-cell table:number-columns-repeated="2"/>
          <table:table-cell office:value-type="float" office:value="22524" calcext:value-type="float">
            <text:p>22524</text:p>
          </table:table-cell>
          <table:table-cell table:formula="of:=[.I50]-[.$C50]" office:value-type="float" office:value="145" calcext:value-type="float">
            <text:p>145</text:p>
          </table:table-cell>
          <table:table-cell table:style-name="ce1" table:formula="of:=([.I50]-[.$C50])/[.$C50]*100" office:value-type="float" office:value="0.647928861879441" calcext:value-type="float">
            <text:p>0.65</text:p>
          </table:table-cell>
          <table:table-cell/>
          <table:table-cell office:value-type="float" office:value="22403" calcext:value-type="float">
            <text:p>22403</text:p>
          </table:table-cell>
          <table:table-cell table:formula="of:=[.M50]-[.$C50]" office:value-type="float" office:value="24" calcext:value-type="float">
            <text:p>24</text:p>
          </table:table-cell>
          <table:table-cell table:formula="of:=([.M50]-[.$C50])/[.$C50]*100" office:value-type="float" office:value="0.107243397828321" calcext:value-type="float">
            <text:p>0.11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10400</text:p>
          </table:table-cell>
          <table:table-cell/>
          <table:table-cell table:number-columns-repeated="3" office:value-type="float" office:value="45746" calcext:value-type="float">
            <text:p>45746</text:p>
          </table:table-cell>
          <table:table-cell table:formula="of:=[.E51]-[.C51]" office:value-type="float" office:value="0" calcext:value-type="float">
            <text:p>0</text:p>
          </table:table-cell>
          <table:table-cell table:number-columns-repeated="2"/>
          <table:table-cell office:value-type="float" office:value="45891" calcext:value-type="float">
            <text:p>45891</text:p>
          </table:table-cell>
          <table:table-cell table:formula="of:=[.I51]-[.$C51]" office:value-type="float" office:value="145" calcext:value-type="float">
            <text:p>145</text:p>
          </table:table-cell>
          <table:table-cell table:style-name="ce1" table:formula="of:=([.I51]-[.$C51])/[.$C51]*100" office:value-type="float" office:value="0.316967603724916" calcext:value-type="float">
            <text:p>0.32</text:p>
          </table:table-cell>
          <table:table-cell/>
          <table:table-cell office:value-type="float" office:value="45748" calcext:value-type="float">
            <text:p>45748</text:p>
          </table:table-cell>
          <table:table-cell table:formula="of:=[.M51]-[.$C51]" office:value-type="float" office:value="2" calcext:value-type="float">
            <text:p>2</text:p>
          </table:table-cell>
          <table:table-cell table:formula="of:=([.M51]-[.$C51])/[.$C51]*100" office:value-type="float" office:value="0.00437196694792987" calcext:value-type="float">
            <text:p>0.00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20400</text:p>
          </table:table-cell>
          <table:table-cell/>
          <table:table-cell table:number-columns-repeated="3" office:value-type="float" office:value="44877" calcext:value-type="float">
            <text:p>44877</text:p>
          </table:table-cell>
          <table:table-cell table:formula="of:=[.E52]-[.C52]" office:value-type="float" office:value="0" calcext:value-type="float">
            <text:p>0</text:p>
          </table:table-cell>
          <table:table-cell table:number-columns-repeated="2"/>
          <table:table-cell office:value-type="float" office:value="44988" calcext:value-type="float">
            <text:p>44988</text:p>
          </table:table-cell>
          <table:table-cell table:formula="of:=[.I52]-[.$C52]" office:value-type="float" office:value="111" calcext:value-type="float">
            <text:p>111</text:p>
          </table:table-cell>
          <table:table-cell table:style-name="ce1" table:formula="of:=([.I52]-[.$C52])/[.$C52]*100" office:value-type="float" office:value="0.247342736813958" calcext:value-type="float">
            <text:p>0.25</text:p>
          </table:table-cell>
          <table:table-cell/>
          <table:table-cell office:value-type="float" office:value="44918" calcext:value-type="float">
            <text:p>44918</text:p>
          </table:table-cell>
          <table:table-cell table:formula="of:=[.M52]-[.$C52]" office:value-type="float" office:value="41" calcext:value-type="float">
            <text:p>41</text:p>
          </table:table-cell>
          <table:table-cell table:formula="of:=([.M52]-[.$C52])/[.$C52]*100" office:value-type="float" office:value="0.0913608307150656" calcext:value-type="float">
            <text:p>0.09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40400</text:p>
          </table:table-cell>
          <table:table-cell/>
          <table:table-cell table:number-columns-repeated="3" office:value-type="float" office:value="44561" calcext:value-type="float">
            <text:p>44561</text:p>
          </table:table-cell>
          <table:table-cell table:formula="of:=[.E53]-[.C53]" office:value-type="float" office:value="0" calcext:value-type="float">
            <text:p>0</text:p>
          </table:table-cell>
          <table:table-cell table:number-columns-repeated="2"/>
          <table:table-cell office:value-type="float" office:value="44778" calcext:value-type="float">
            <text:p>44778</text:p>
          </table:table-cell>
          <table:table-cell table:formula="of:=[.I53]-[.$C53]" office:value-type="float" office:value="217" calcext:value-type="float">
            <text:p>217</text:p>
          </table:table-cell>
          <table:table-cell table:style-name="ce1" table:formula="of:=([.I53]-[.$C53])/[.$C53]*100" office:value-type="float" office:value="0.486972913534256" calcext:value-type="float">
            <text:p>0.49</text:p>
          </table:table-cell>
          <table:table-cell/>
          <table:table-cell office:value-type="float" office:value="44699" calcext:value-type="float">
            <text:p>44699</text:p>
          </table:table-cell>
          <table:table-cell table:formula="of:=[.M53]-[.$C53]" office:value-type="float" office:value="138" calcext:value-type="float">
            <text:p>138</text:p>
          </table:table-cell>
          <table:table-cell table:formula="of:=([.M53]-[.$C53])/[.$C53]*100" office:value-type="float" office:value="0.30968784363008" calcext:value-type="float">
            <text:p>0.31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15900</text:p>
          </table:table-cell>
          <table:table-cell/>
          <table:table-cell table:number-columns-repeated="3" office:value-type="float" office:value="102421" calcext:value-type="float">
            <text:p>102421</text:p>
          </table:table-cell>
          <table:table-cell table:formula="of:=[.E54]-[.C54]" office:value-type="float" office:value="0" calcext:value-type="float">
            <text:p>0</text:p>
          </table:table-cell>
          <table:table-cell table:number-columns-repeated="2"/>
          <table:table-cell office:value-type="float" office:value="102525" calcext:value-type="float">
            <text:p>102525</text:p>
          </table:table-cell>
          <table:table-cell table:formula="of:=[.I54]-[.$C54]" office:value-type="float" office:value="104" calcext:value-type="float">
            <text:p>104</text:p>
          </table:table-cell>
          <table:table-cell table:style-name="ce1" table:formula="of:=([.I54]-[.$C54])/[.$C54]*100" office:value-type="float" office:value="0.101541676023472" calcext:value-type="float">
            <text:p>0.10</text:p>
          </table:table-cell>
          <table:table-cell/>
          <table:table-cell office:value-type="float" office:value="102441" calcext:value-type="float">
            <text:p>102441</text:p>
          </table:table-cell>
          <table:table-cell table:formula="of:=[.M54]-[.$C54]" office:value-type="float" office:value="20" calcext:value-type="float">
            <text:p>20</text:p>
          </table:table-cell>
          <table:table-cell table:formula="of:=([.M54]-[.$C54])/[.$C54]*100" office:value-type="float" office:value="0.0195272453891292" calcext:value-type="float">
            <text:p>0.02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30900</text:p>
          </table:table-cell>
          <table:table-cell/>
          <table:table-cell table:number-columns-repeated="3" office:value-type="float" office:value="100427" calcext:value-type="float">
            <text:p>100427</text:p>
          </table:table-cell>
          <table:table-cell table:formula="of:=[.E55]-[.C55]" office:value-type="float" office:value="0" calcext:value-type="float">
            <text:p>0</text:p>
          </table:table-cell>
          <table:table-cell table:number-columns-repeated="2"/>
          <table:table-cell office:value-type="float" office:value="100619" calcext:value-type="float">
            <text:p>100619</text:p>
          </table:table-cell>
          <table:table-cell table:formula="of:=[.I55]-[.$C55]" office:value-type="float" office:value="192" calcext:value-type="float">
            <text:p>192</text:p>
          </table:table-cell>
          <table:table-cell table:style-name="ce1" table:formula="of:=([.I55]-[.$C55])/[.$C55]*100" office:value-type="float" office:value="0.191183645832296" calcext:value-type="float">
            <text:p>0.19</text:p>
          </table:table-cell>
          <table:table-cell/>
          <table:table-cell office:value-type="float" office:value="100495" calcext:value-type="float">
            <text:p>100495</text:p>
          </table:table-cell>
          <table:table-cell table:formula="of:=[.M55]-[.$C55]" office:value-type="float" office:value="68" calcext:value-type="float">
            <text:p>68</text:p>
          </table:table-cell>
          <table:table-cell table:formula="of:=([.M55]-[.$C55])/[.$C55]*100" office:value-type="float" office:value="0.0677108745656049" calcext:value-type="float">
            <text:p>0.07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60900</text:p>
          </table:table-cell>
          <table:table-cell/>
          <table:table-cell table:number-columns-repeated="3" office:value-type="float" office:value="100149" calcext:value-type="float">
            <text:p>100149</text:p>
          </table:table-cell>
          <table:table-cell table:formula="of:=[.E56]-[.C56]" office:value-type="float" office:value="0" calcext:value-type="float">
            <text:p>0</text:p>
          </table:table-cell>
          <table:table-cell table:number-columns-repeated="2"/>
          <table:table-cell office:value-type="float" office:value="100462" calcext:value-type="float">
            <text:p>100462</text:p>
          </table:table-cell>
          <table:table-cell table:formula="of:=[.I56]-[.$C56]" office:value-type="float" office:value="313" calcext:value-type="float">
            <text:p>313</text:p>
          </table:table-cell>
          <table:table-cell table:style-name="ce1" table:formula="of:=([.I56]-[.$C56])/[.$C56]*100" office:value-type="float" office:value="0.312534323857452" calcext:value-type="float">
            <text:p>0.31</text:p>
          </table:table-cell>
          <table:table-cell/>
          <table:table-cell office:value-type="float" office:value="100402" calcext:value-type="float">
            <text:p>100402</text:p>
          </table:table-cell>
          <table:table-cell table:formula="of:=[.M56]-[.$C56]" office:value-type="float" office:value="253" calcext:value-type="float">
            <text:p>253</text:p>
          </table:table-cell>
          <table:table-cell table:formula="of:=([.M56]-[.$C56])/[.$C56]*100" office:value-type="float" office:value="0.252623590849634" calcext:value-type="float">
            <text:p>0.25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201600</text:p>
          </table:table-cell>
          <table:table-cell/>
          <table:table-cell table:number-columns-repeated="3" office:value-type="float" office:value="180645" calcext:value-type="float">
            <text:p>180645</text:p>
          </table:table-cell>
          <table:table-cell table:formula="of:=[.E57]-[.C57]" office:value-type="float" office:value="0" calcext:value-type="float">
            <text:p>0</text:p>
          </table:table-cell>
          <table:table-cell table:number-columns-repeated="2"/>
          <table:table-cell office:value-type="float" office:value="180737" calcext:value-type="float">
            <text:p>180737</text:p>
          </table:table-cell>
          <table:table-cell table:formula="of:=[.I57]-[.$C57]" office:value-type="float" office:value="92" calcext:value-type="float">
            <text:p>92</text:p>
          </table:table-cell>
          <table:table-cell table:style-name="ce1" table:formula="of:=([.I57]-[.$C57])/[.$C57]*100" office:value-type="float" office:value="0.0509286169005508" calcext:value-type="float">
            <text:p>0.05</text:p>
          </table:table-cell>
          <table:table-cell/>
          <table:table-cell office:value-type="float" office:value="180675" calcext:value-type="float">
            <text:p>180675</text:p>
          </table:table-cell>
          <table:table-cell table:formula="of:=[.M57]-[.$C57]" office:value-type="float" office:value="30" calcext:value-type="float">
            <text:p>30</text:p>
          </table:table-cell>
          <table:table-cell table:formula="of:=([.M57]-[.$C57])/[.$C57]*100" office:value-type="float" office:value="0.0166071576849622" calcext:value-type="float">
            <text:p>0.02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401600</text:p>
          </table:table-cell>
          <table:table-cell/>
          <table:table-cell table:number-columns-repeated="3" office:value-type="float" office:value="178293" calcext:value-type="float">
            <text:p>178293</text:p>
          </table:table-cell>
          <table:table-cell table:formula="of:=[.E58]-[.C58]" office:value-type="float" office:value="0" calcext:value-type="float">
            <text:p>0</text:p>
          </table:table-cell>
          <table:table-cell table:number-columns-repeated="2"/>
          <table:table-cell office:value-type="float" office:value="178508" calcext:value-type="float">
            <text:p>178508</text:p>
          </table:table-cell>
          <table:table-cell table:formula="of:=[.I58]-[.$C58]" office:value-type="float" office:value="215" calcext:value-type="float">
            <text:p>215</text:p>
          </table:table-cell>
          <table:table-cell table:style-name="ce1" table:formula="of:=([.I58]-[.$C58])/[.$C58]*100" office:value-type="float" office:value="0.120588020842097" calcext:value-type="float">
            <text:p>0.12</text:p>
          </table:table-cell>
          <table:table-cell/>
          <table:table-cell office:value-type="float" office:value="178436" calcext:value-type="float">
            <text:p>178436</text:p>
          </table:table-cell>
          <table:table-cell table:formula="of:=[.M58]-[.$C58]" office:value-type="float" office:value="143" calcext:value-type="float">
            <text:p>143</text:p>
          </table:table-cell>
          <table:table-cell table:formula="of:=([.M58]-[.$C58])/[.$C58]*100" office:value-type="float" office:value="0.0802050557228831" calcext:value-type="float">
            <text:p>0.08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801600</text:p>
          </table:table-cell>
          <table:table-cell/>
          <table:table-cell table:number-columns-repeated="3" office:value-type="float" office:value="176820" calcext:value-type="float">
            <text:p>176820</text:p>
          </table:table-cell>
          <table:table-cell table:formula="of:=[.E59]-[.C59]" office:value-type="float" office:value="0" calcext:value-type="float">
            <text:p>0</text:p>
          </table:table-cell>
          <table:table-cell table:number-columns-repeated="2"/>
          <table:table-cell office:value-type="float" office:value="177134" calcext:value-type="float">
            <text:p>177134</text:p>
          </table:table-cell>
          <table:table-cell table:formula="of:=[.I59]-[.$C59]" office:value-type="float" office:value="314" calcext:value-type="float">
            <text:p>314</text:p>
          </table:table-cell>
          <table:table-cell table:style-name="ce1" table:formula="of:=([.I59]-[.$C59])/[.$C59]*100" office:value-type="float" office:value="0.177581721524714" calcext:value-type="float">
            <text:p>0.18</text:p>
          </table:table-cell>
          <table:table-cell/>
          <table:table-cell office:value-type="float" office:value="177085" calcext:value-type="float">
            <text:p>177085</text:p>
          </table:table-cell>
          <table:table-cell table:formula="of:=[.M59]-[.$C59]" office:value-type="float" office:value="265" calcext:value-type="float">
            <text:p>265</text:p>
          </table:table-cell>
          <table:table-cell table:formula="of:=([.M59]-[.$C59])/[.$C59]*100" office:value-type="float" office:value="0.149869924216718" calcext:value-type="float">
            <text:p>0.15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table:number-columns-repeated="10"/>
          <table:table-cell table:style-name="ce1" table:formula="of:=SUM([.K3:.K59])" office:value-type="float" office:value="31.5863196646066" calcext:value-type="float">
            <text:p>31.59</text:p>
          </table:table-cell>
          <table:table-cell table:number-columns-repeated="3"/>
          <table:table-cell table:formula="of:=SUM([.O3:.O59])" office:value-type="float" office:value="9.06779048907434" calcext:value-type="float">
            <text:p>9.07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table:number-columns-repeated="10"/>
          <table:table-cell table:style-name="ce1" table:formula="of:=MAX([.K3:.K59])" office:value-type="float" office:value="2.21428571428571" calcext:value-type="float">
            <text:p>2.21</text:p>
          </table:table-cell>
          <table:table-cell table:number-columns-repeated="3"/>
          <table:table-cell table:formula="of:=MAX([.O3:.O59])" office:value-type="float" office:value="0.727421332243564" calcext:value-type="float">
            <text:p>0.73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 table:number-rows-repeated="1048514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 style:data-style-name="N2" text:time-value="16:58:47.348408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8:06:31.533291690</meta:creation-date>
    <dc:date>2019-05-08T20:00:51.331032658</dc:date>
    <meta:editing-duration>P1DT21H16M5S</meta:editing-duration>
    <meta:editing-cycles>33</meta:editing-cycles>
    <meta:generator>LibreOffice/6.0.7.3$Linux_X86_64 LibreOffice_project/00m0$Build-3</meta:generator>
    <meta:document-statistic meta:table-count="1" meta:cell-count="627" meta:object-count="0"/>
  </office:meta>
</office:document-meta>
</file>